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dissolv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r1" style:family="presentation" style:parent-style-name="Default-title">
      <style:graphic-properties draw:auto-grow-height="true" fo:min-height="4.626cm"/>
    </style:style>
    <style:style style:name="pr2" style:family="presentation" style:parent-style-name="Default-subtitle">
      <style:graphic-properties draw:fill-color="#ffffff" draw:auto-grow-height="true" fo:min-height="18.28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4.626cm"/>
    </style:style>
    <style:style style:name="pr5" style:family="presentation" style:parent-style-name="Default-subtitle">
      <style:graphic-properties draw:fill-color="#ffffff" fo:min-height="18.28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outline1">
      <style:graphic-properties fo:min-height="18.039cm"/>
    </style:style>
    <style:style style:name="pr9" style:family="presentation" style:parent-style-name="Default-outline1" style:list-style-name="L3">
      <style:graphic-properties fo:min-height="18.039cm"/>
    </style:style>
    <style:style style:name="pr10" style:family="presentation" style:parent-style-name="Default-outline1" style:list-style-name="L3">
      <style:graphic-properties fo:min-height="18.039cm"/>
    </style:style>
    <style:style style:name="P1" style:family="paragraph">
      <style:text-properties fo:text-shadow="none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42.2000007629395pt"/>
    </style:style>
    <style:style style:name="P4" style:family="paragraph">
      <style:text-properties fo:color="#e6e6e6"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justify"/>
    </style:style>
    <style:style style:name="P7" style:family="paragraph">
      <style:text-properties fo:color="#e6e6e6" fo:font-size="58.0999984741211pt" fo:font-weight="bold" style:font-weight-asian="bold" style:font-weight-complex="bold"/>
    </style:style>
    <style:style style:name="P8" style:family="paragraph">
      <style:text-properties fo:font-size="32pt" fo:text-shadow="none" fo:font-weight="bold" style:font-weight-asian="bold" style:font-weight-complex="bold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bold" style:font-family-complex="FreeSans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text-align="center"/>
      <style:text-properties fo:font-weight="normal" style:font-weight-asian="normal" style:font-weight-complex="normal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style:text-properties fo:font-size="96pt" fo:text-shadow="none" fo:font-weight="bold" style:font-size-asian="96pt" style:font-weight-asian="bold" style:font-size-complex="96pt" style:font-weight-complex="bold"/>
    </style:style>
    <style:style style:name="T1" style:family="text">
      <style:text-properties fo:font-size="60pt" fo:text-shadow="none" fo:font-weight="bold" style:font-size-asian="48pt" style:font-weight-asian="bold" style:font-size-complex="48pt" style:font-weight-complex="bold"/>
    </style:style>
    <style:style style:name="T2" style:family="text">
      <style:text-properties fo:font-size="42.2000007629395pt"/>
    </style:style>
    <style:style style:name="T3" style:family="text">
      <style:text-properties fo:font-size="24pt" fo:text-shadow="none" style:font-size-asian="24pt" style:font-size-complex="24pt"/>
    </style:style>
    <style:style style:name="T4" style:family="text">
      <style:text-properties fo:color="#e6e6e6" fo:font-weight="bold" style:font-weight-asian="bold" style:font-weight-complex="bold"/>
    </style:style>
    <style:style style:name="T5" style:family="text">
      <style:text-properties fo:font-size="96pt" fo:text-shadow="none" fo:font-weight="bold" style:font-size-asian="80pt" style:font-weight-asian="bold" style:font-size-complex="80pt" style:font-weight-complex="bold"/>
    </style:style>
    <style:style style:name="T6" style:family="text">
      <style:text-properties fo:font-size="48pt" fo:text-shadow="none" fo:font-weight="bold" style:font-size-asian="40pt" style:font-weight-asian="bold" style:font-size-complex="40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e6e6e6" fo:font-size="58.0999984741211pt" fo:font-weight="bold" style:font-weight-asian="bold" style:font-weight-complex="bold"/>
    </style:style>
    <style:style style:name="T14" style:family="text">
      <style:text-properties fo:font-size="48pt" fo:text-shadow="none" fo:font-weight="bold" style:font-size-asian="48pt" style:font-weight-asian="bold" style:font-size-complex="48pt" style:font-weight-complex="bold"/>
    </style:style>
    <style:style style:name="T15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4pt" style:language-asian="zh" style:country-asian="CN" style:font-style-asian="normal" style:font-weight-asian="bold" style:font-family-complex="FreeSans" style:font-family-generic-complex="system" style:font-pitch-complex="variable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position="sub 58%" fo:font-family="Arial" style:font-family-generic="roman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4pt" style:language-asian="zh" style:country-asian="CN" style:font-style-asian="normal" style:font-weight-asian="bold" style:font-family-complex="FreeSans" style:font-family-generic-complex="system" style:font-pitch-complex="variable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6pt" style:language-asian="zh" style:country-asian="CN" style:font-style-asian="normal" style:font-weight-asian="normal" style:font-family-complex="FreeSans" style:font-family-generic-complex="system" style:font-pitch-complex="variable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font-size="217.5pt" fo:text-shadow="none" fo:font-weight="bold" style:font-size-asian="217.5pt" style:font-weight-asian="bold" style:font-size-complex="217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36.026cm" svg:height="4.626cm" svg:x="2.992cm" svg:y="2.095cm" presentation:class="title">
          <draw:text-box>
            <text:p><text:span text:style-name="T1">fx-zero</text:span></text:p>
          </draw:text-box>
        </draw:frame>
        <draw:frame presentation:style-name="pr2" draw:text-style-name="P3" draw:layer="layout" svg:width="36.026cm" svg:height="18.288cm" svg:x="2.992cm" svg:y="7.475cm" presentation:class="subtitle" presentation:user-transformed="true">
          <draw:text-box>
            <text:p><text:span text:style-name="T2">a currency trading system</text:span></text:p>
            <text:p><text:span text:style-name="T2"/></text:p>
            <text:p text:style-name="P2"><text:span text:style-name="T3">Hasan Karahan, MSc ETH Zurich</text:span></text:p>
            <text:p text:style-name="P2"><text:span text:style-name="T3"><text:a xlink:href="mailto:hasan.karahan81@gmail.com">hasan.karahan81@gmail.com</text:a></text:span></text:p>
          </draw:text-box>
        </draw:frame>
        <anim:par presentation:node-type="timing-root">
          <anim:par smil:begin="id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frame presentation:style-name="pr4" draw:text-style-name="P4" draw:layer="layout" svg:width="36.026cm" svg:height="4.626cm" svg:x="2.992cm" svg:y="2.095cm" presentation:class="title">
          <draw:text-box>
            <text:p text:style-name="P4"><text:span text:style-name="T4">fx-zero</text:span></text:p>
          </draw:text-box>
        </draw:frame>
        <draw:frame presentation:style-name="pr5" draw:text-style-name="P1" draw:layer="layout" svg:width="36.026cm" svg:height="18.289cm" svg:x="2.992cm" svg:y="7.475cm" presentation:class="subtitle" presentation:user-transformed="true">
          <draw:text-box>
            <text:p text:style-name="P1"><text:span text:style-name="T5">Overview</text:span></text:p>
            <text:p text:style-name="P1"><text:span text:style-name="T6"/></text:p>
            <text:p text:style-name="P1"><text:span text:style-name="T6">Features and Architecture</text:span></text:p>
          </draw:text-box>
        </draw:frame>
        <anim:par presentation:node-type="timing-root">
          <anim:par smil:begin="id2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1" draw:text-style-name="P5" draw:layer="layout" svg:width="36.026cm" svg:height="4.626cm" svg:x="2.992cm" svg:y="2.095cm" presentation:class="title">
          <draw:text-box>
            <text:p><text:span text:style-name="T7">fx-zero</text:span></text:p>
          </draw:text-box>
        </draw:frame>
        <draw:frame presentation:style-name="pr7" draw:text-style-name="P6" draw:layer="layout" svg:width="36.026cm" svg:height="18.288cm" svg:x="2.992cm" svg:y="7.475cm" presentation:class="outline" presentation:user-transformed="true">
          <draw:text-box>
            <text:list text:style-name="L2">
              <text:list-item>
                <text:p text:style-name="P6">Allows to trade currencies using fully or semi-automated strategies: <text:span text:style-name="T7">fx-zero </text:span><text:span text:style-name="T8">live</text:span><text:span text:style-name="T9">.</text:span></text:p>
              </text:list-item>
              <text:list-item>
                <text:p text:style-name="P6">Allows to analyse the automated strategies by simulating the historical movements of the currency markets: <text:span text:style-name="T10">fx-zero </text:span><text:span text:style-name="T8">history</text:span><text:span text:style-name="T9">.</text:span></text:p>
              </text:list-item>
              <text:list-item>
                <text:p text:style-name="P6"><text:span text:style-name="T9">Allows to analyse the automated strategies by simulating random movements of currency markets: </text:span><text:span text:style-name="T10">fx-zero </text:span><text:span text:style-name="T8">random</text:span><text:span text:style-name="T9">.</text:span></text:p>
                <text:list>
                  <text:list-item>
                    <text:list>
                      <text:list-item>
                        <text:p text:style-name="P6"><text:span text:style-name="T9">Random distribution can be based on </text:span><text:span text:style-name="T11">historical statistics</text:span><text:span text:style-name="T9"> or </text:span><text:span text:style-name="T11">arbitrary parameters</text:span><text:span text:style-name="T9">, allowing e.g. brownian mo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frame presentation:style-name="pr4" draw:text-style-name="P5" draw:layer="layout" svg:width="36.026cm" svg:height="4.626cm" svg:x="2.992cm" svg:y="2.095cm" presentation:class="title">
          <draw:text-box>
            <text:p><text:span text:style-name="T7">fx-zero </text:span><text:span text:style-name="T8">live</text:span></text:p>
          </draw:text-box>
        </draw:frame>
        <draw:frame presentation:style-name="pr8" draw:text-style-name="P6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6">Allows to trade currencies using fully or semi-automated strategies.</text:p>
              </text:list-item>
              <text:list-item>
                <text:p text:style-name="P6">Is based on a client-server architecture with multiple clients and a single server.</text:p>
              </text:list-item>
              <text:list-item>
                <text:p text:style-name="P6"><text:span text:style-name="T8">Clients</text:span> send requests to the server and receive corresponding responses plus they subscribe to a stream of published ticks.</text:p>
              </text:list-item>
              <text:list-item>
                <text:p text:style-name="P6">The server side contains an actual <text:span text:style-name="T8">server</text:span>, an <text:span text:style-name="T8">order matching engine</text:span>, a <text:span text:style-name="T8">database</text:span> and a <text:span text:style-name="T8">tick archive</text:span>.</text:p>
              </text:list-item>
            </text:list>
          </draw:text-box>
        </draw:frame>
        <anim:par presentation:node-type="timing-root">
          <anim:par smil:begin="id4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xml:id="id5" draw:id="id5">
        <office:forms form:automatic-focus="false" form:apply-design-mode="false"/>
        <draw:frame draw:style-name="gr2" draw:text-style-name="P2" draw:layer="layout" svg:width="39.219cm" svg:height="27.71cm" svg:x="0.991cm" svg:y="0.992cm">
          <draw:image xlink:href="../liv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frame presentation:style-name="pr4" draw:layer="layout" svg:width="36.026cm" svg:height="4.626cm" svg:x="2.992cm" svg:y="2.095cm" presentation:class="title">
          <draw:text-box>
            <text:p><text:span text:style-name="T7">fx-zero </text:span><text:span text:style-name="T8">history</text:span></text:p>
          </draw:text-box>
        </draw:frame>
        <draw:frame presentation:style-name="pr8" draw:text-style-name="P6" draw:layer="layout" svg:width="36.026cm" svg:height="18.289cm" svg:x="2.992cm" svg:y="7.475cm" presentation:class="outline">
          <draw:text-box>
            <text:list text:style-name="L2">
              <text:list-item>
                <text:p text:style-name="P6">Allows to analyse the automated strategies by simulating the historical movements of the currency markets.</text:p>
              </text:list-item>
              <text:list-item>
                <text:p text:style-name="P6">Each client has a <text:span text:style-name="T8">simulator</text:span> which controls the stream of ticks from the archive to the client:</text:p>
              </text:list-item>
            </text:list>
            <text:list text:style-name="L3">
              <text:list-item>
                <text:list>
                  <text:list-item>
                    <text:p text:style-name="P6"><text:s/>The simulator requests the ticks from the archive.</text:p>
                  </text:list-item>
                  <text:list-item>
                    <text:p text:style-name="P6"><text:s/>The ticks are then pushed in <text:span text:style-name="T12">data chunks</text:span> by the archive to the simulator which pulls and caches the data.</text:p>
                  </text:list-item>
                  <text:list-item>
                    <text:p text:style-name="P6"><text:s/>Each tick is published one by one by the simulator to the subscribing client(s) (and the order matching engine).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xml:id="id7" draw:id="id7">
        <office:forms form:automatic-focus="false" form:apply-design-mode="false"/>
        <draw:frame draw:style-name="gr2" draw:text-style-name="P2" draw:layer="layout" svg:width="39.219cm" svg:height="27.71cm" svg:x="0.991cm" svg:y="0.991cm">
          <draw:image xlink:href="../history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office:forms form:automatic-focus="false" form:apply-design-mode="false"/>
        <draw:frame presentation:style-name="pr1" draw:layer="layout" svg:width="36.026cm" svg:height="4.626cm" svg:x="2.992cm" svg:y="2.095cm" presentation:class="title">
          <draw:text-box>
            <text:p><text:span text:style-name="T7">fx-zero </text:span><text:span text:style-name="T8">random</text:span></text:p>
          </draw:text-box>
        </draw:frame>
        <draw:frame presentation:style-name="pr8" draw:text-style-name="P6" draw:layer="layout" svg:width="36.026cm" svg:height="7.74cm" svg:x="2.992cm" svg:y="7.475cm" presentation:class="outline" presentation:user-transformed="true">
          <draw:text-box>
            <text:list text:style-name="L2">
              <text:list-item>
                <text:p text:style-name="P6"><text:span text:style-name="T9">Allows to analyse the automated strategies by simulating random movements of currency markets.</text:span></text:p>
              </text:list-item>
              <text:list-item>
                <text:p text:style-name="P6"><text:span text:style-name="T9">Each client has a </text:span><text:span text:style-name="T8">simulator</text:span><text:span text:style-name="T9"> which controls the stream of random ticks; two modes are possible:</text:span></text:p>
              </text:list-item>
            </text:list>
          </draw:text-box>
        </draw:frame>
        <draw:frame presentation:style-name="pr9" draw:text-style-name="P6" draw:layer="layout" svg:width="17.992cm" svg:height="10.668cm" svg:x="2.811cm" svg:y="15.977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9">Simulator requests from archive statistics about the currency market(s).</text:span></text:p>
                  </text:list-item>
                  <text:list-item>
                    <text:p text:style-name="P6"><text:span text:style-name="T9">It then starts generating and publishing random ticks based on those statistics.</text:span></text:p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17.992cm" svg:height="10.668cm" svg:x="21.099cm" svg:y="15.723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9">Client requests random ticks based on certain parameters.</text:span></text:p>
                  </text:list-item>
                  <text:list-item>
                    <text:p text:style-name="P6"><text:span text:style-name="T9">Simulator starts genrating and publishing those random ticks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xml:id="id9" draw:id="id9">
        <office:forms form:automatic-focus="false" form:apply-design-mode="false"/>
        <draw:frame draw:style-name="gr2" draw:text-style-name="P2" draw:layer="layout" svg:width="39.219cm" svg:height="27.71cm" svg:x="0.991cm" svg:y="0.991cm">
          <draw:image xlink:href="../random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10" draw:id="id10">
        <office:forms form:automatic-focus="false" form:apply-design-mode="false"/>
        <draw:frame presentation:style-name="pr4" draw:text-style-name="P7" draw:layer="layout" svg:width="36.026cm" svg:height="4.626cm" svg:x="2.992cm" svg:y="2.095cm" presentation:class="title">
          <draw:text-box>
            <text:p text:style-name="P7"><text:span text:style-name="T13">fx-zero</text:span></text:p>
          </draw:text-box>
        </draw:frame>
        <draw:frame presentation:style-name="pr5" draw:text-style-name="P8" draw:layer="layout" svg:width="36.026cm" svg:height="18.289cm" svg:x="2.992cm" svg:y="7.475cm" presentation:class="subtitle" presentation:user-transformed="true">
          <draw:text-box>
            <text:p text:style-name="P8"><text:span text:style-name="T5">Components</text:span></text:p>
            <text:p text:style-name="P8"><text:span text:style-name="T14"/></text:p>
            <text:p text:style-name="P8"><text:span text:style-name="T14">Functionality and Communication</text:span></text:p>
          </draw:text-box>
        </draw:frame>
        <anim:par presentation:node-type="timing-root">
          <anim:par smil:begin="id10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1" draw:id="id11">
        <office:forms form:automatic-focus="false" form:apply-design-mode="false"/>
        <draw:frame presentation:style-name="pr1" draw:text-style-name="P5" draw:layer="layout" svg:width="36.026cm" svg:height="4.626cm" svg:x="2.992cm" svg:y="2.095cm" presentation:class="title">
          <draw:text-box>
            <text:p text:style-name="P5"><text:span text:style-name="T7">Client</text:span></text:p>
          </draw:text-box>
        </draw:frame>
        <draw:g>
          <draw:custom-shape draw:style-name="gr3" draw:text-style-name="P11" draw:layer="layout" svg:width="5.08cm" svg:height="2.54cm" svg:x="34.011cm" svg:y="2.911cm">
            <text:p text:style-name="P10"><text:span text:style-name="T15">CLIENT</text:span><text:span text:style-name="T16">i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5.08cm" svg:height="1.27cm" draw:transform="rotate (-1.5707963267949) translate (40.361cm 1.641cm)">
            <text:p text:style-name="P10"><text:span text:style-name="T17">RE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2" draw:layer="layout" svg:width="5.08cm" svg:height="1.27cm" draw:transform="rotate (-1.5707963267949) translate (34.011cm 1.641cm)">
            <text:p text:style-name="P10"><text:span text:style-name="T17">SU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8">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081cm" svg:height="1.27cm" svg:x="34.01cm" svg:y="5.451cm">
            <text:p text:style-name="P2"><text:span text:style-name="T18">REQ</text:span></text:p>
            <draw:enhanced-geometry svg:viewBox="0 0 21600 21600" draw:type="rectangle" draw:enhanced-path="M 0 0 L 21600 0 21600 21600 0 21600 0 0 Z N"/>
          </draw:custom-shape>
        </draw:g>
        <draw:frame presentation:style-name="pr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>...</text:p>
              </text:list-item>
            </text:list>
          </draw:text-box>
        </draw:frame>
        <anim:par presentation:node-type="timing-root">
          <anim:par smil:begin="id11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2" draw:id="id12">
        <office:forms form:automatic-focus="false" form:apply-design-mode="false"/>
        <draw:frame presentation:style-name="pr1" draw:text-style-name="P5" draw:layer="layout" svg:width="36.026cm" svg:height="4.626cm" svg:x="2.992cm" svg:y="2.095cm" presentation:class="title">
          <draw:text-box>
            <text:p text:style-name="P5"><text:span text:style-name="T7">Server</text:span></text:p>
          </draw:text-box>
        </draw:frame>
        <draw:frame presentation:style-name="pr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>...</text:p>
              </text:list-item>
            </text:list>
          </draw:text-box>
        </draw:frame>
        <draw:g>
          <draw:custom-shape draw:style-name="gr7" draw:text-style-name="P11" draw:layer="layout" svg:width="5.08cm" svg:height="2.54cm" svg:x="34.011cm" svg:y="2.911cm">
            <text:p text:style-name="P10"><text:span text:style-name="T15">SERVE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5.08cm" svg:height="1.27cm" draw:transform="rotate (-1.5707963267949) translate (40.361cm 1.641cm)">
            <text:p text:style-name="P10"><text:span text:style-name="T17">RE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2" draw:layer="layout" svg:width="5.08cm" svg:height="1.27cm" draw:transform="rotate (-1.5707963267949) translate (34.011cm 1.641cm)">
            <text:p text:style-name="P10"><text:span text:style-name="T17">REP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8">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5.451cm">
            <text:p text:style-name="P2"><text:span text:style-name="T18">REQ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12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xml:id="id13" draw:id="id13">
        <office:forms form:automatic-focus="false" form:apply-design-mode="false"/>
        <draw:g>
          <draw:custom-shape draw:style-name="gr10" draw:text-style-name="P11" draw:layer="layout" svg:width="5.08cm" svg:height="2.54cm" svg:x="34.011cm" svg:y="2.911cm">
            <text:p text:style-name="P10"><text:span text:style-name="T15">DB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5.08cm" svg:height="1.27cm" draw:transform="rotate (-1.5707963267949) translate (40.361cm 1.641cm)">
            <text:p text:style-name="P10"><text:span text:style-name="T17">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8">REP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5.451cm">
            <text:p text:style-name="P2"><text:span text:style-name="T18">..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2" draw:layer="layout" svg:width="5.08cm" svg:height="1.27cm" draw:transform="rotate (-1.5707963267949) translate (34.011cm 1.641cm)">
            <text:p text:style-name="P10"><text:span text:style-name="T17">..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frame presentation:style-name="pr1" draw:text-style-name="P5" draw:layer="layout" svg:width="36.026cm" svg:height="4.626cm" svg:x="2.992cm" svg:y="2.095cm" presentation:class="title" presentation:user-transformed="true">
          <draw:text-box>
            <text:p text:style-name="P14"><text:span text:style-name="T7">Database</text:span></text:p>
          </draw:text-box>
        </draw:frame>
        <draw:frame presentation:style-name="pr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>...</text:p>
              </text:list-item>
            </text:list>
          </draw:text-box>
        </draw:frame>
        <anim:par presentation:node-type="timing-root">
          <anim:par smil:begin="id13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xml:id="id14" draw:id="id14">
        <office:forms form:automatic-focus="false" form:apply-design-mode="false"/>
        <draw:g>
          <draw:custom-shape draw:style-name="gr13" draw:text-style-name="P11" draw:layer="layout" svg:width="5.08cm" svg:height="2.54cm" svg:x="34.011cm" svg:y="2.911cm">
            <text:p text:style-name="P10"><text:span text:style-name="T15">OME</text:span><text:span text:style-name="T16">id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5.08cm" svg:height="1.27cm" draw:transform="rotate (-1.5707963267949) translate (40.361cm 1.641cm)">
            <text:p text:style-name="P10"><text:span text:style-name="T17">PU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5.08cm" svg:height="1.27cm" draw:transform="rotate (-1.5707963267949) translate (34.011cm 1.641cm)">
            <text:p text:style-name="P10"><text:span text:style-name="T17">REP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8">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5.451cm">
            <text:p text:style-name="P2"><text:span text:style-name="T18">SUB</text:span></text:p>
            <draw:enhanced-geometry svg:viewBox="0 0 21600 21600" draw:type="rectangle" draw:enhanced-path="M 0 0 L 21600 0 21600 21600 0 21600 0 0 Z N"/>
          </draw:custom-shape>
        </draw:g>
        <draw:frame presentation:style-name="pr1" draw:text-style-name="P5" draw:layer="layout" svg:width="36.026cm" svg:height="4.626cm" svg:x="2.992cm" svg:y="2.095cm" presentation:class="title" presentation:user-transformed="true">
          <draw:text-box>
            <text:p text:style-name="P14"><text:span text:style-name="T7">Order Matching Engine</text:span></text:p>
          </draw:text-box>
        </draw:frame>
        <draw:frame presentation:style-name="pr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>...</text:p>
              </text:list-item>
            </text:list>
          </draw:text-box>
        </draw:frame>
        <anim:par presentation:node-type="timing-root">
          <anim:par smil:begin="id14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xml:id="id15" draw:id="id15">
        <office:forms form:automatic-focus="false" form:apply-design-mode="false"/>
        <draw:g>
          <draw:custom-shape draw:style-name="gr16" draw:text-style-name="P11" draw:layer="layout" svg:width="5.08cm" svg:height="2.54cm" svg:x="34.011cm" svg:y="2.911cm">
            <text:p text:style-name="P10"><text:span text:style-name="T15">DB Tick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5.08cm" svg:height="1.27cm" draw:transform="rotate (-1.5707963267949) translate (40.361cm 1.641cm)">
            <text:p text:style-name="P10"><text:span text:style-name="T17">SU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2" draw:layer="layout" svg:width="2.54cm" svg:height="1.27cm" draw:transform="rotate (-1.5707963267949) translate (34.011cm 1.641cm)">
            <text:p text:style-name="P10"><text:span text:style-name="T17">REP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8">PU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5.451cm">
            <text:p text:style-name="P2"><text:span text:style-name="T18">..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2.54cm" svg:height="1.27cm" draw:transform="rotate (-1.5707963267949) translate (34.011cm 4.181cm)">
            <text:p text:style-name="P10"><text:span text:style-name="T17">PUSH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frame presentation:style-name="pr1" draw:text-style-name="P5" draw:layer="layout" svg:width="36.026cm" svg:height="4.626cm" svg:x="2.992cm" svg:y="2.095cm" presentation:class="title" presentation:user-transformed="true">
          <draw:text-box>
            <text:p text:style-name="P14"><text:span text:style-name="T7">Ticks' Archive</text:span></text:p>
          </draw:text-box>
        </draw:frame>
        <draw:frame presentation:style-name="pr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>...</text:p>
              </text:list-item>
            </text:list>
          </draw:text-box>
        </draw:frame>
        <anim:par presentation:node-type="timing-root">
          <anim:par smil:begin="id15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xml:id="id16" draw:id="id16">
        <office:forms form:automatic-focus="false" form:apply-design-mode="false"/>
        <draw:g>
          <draw:custom-shape draw:style-name="gr20" draw:text-style-name="P11" draw:layer="layout" svg:width="5.08cm" svg:height="2.54cm" svg:x="34.011cm" svg:y="2.911cm">
            <text:p text:style-name="P10"><text:span text:style-name="T15">SIM</text:span><text:span text:style-name="T16">id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2" draw:layer="layout" svg:width="5.08cm" svg:height="1.27cm" draw:transform="rotate (-1.5707963267949) translate (34.011cm 1.641cm)">
            <text:p text:style-name="P10"><text:span text:style-name="T17">PU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8">REP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54cm" svg:height="1.27cm" svg:x="34.011cm" svg:y="5.451cm">
            <text:p text:style-name="P2"><text:span text:style-name="T18">PULL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5.08cm" svg:height="1.27cm" draw:transform="rotate (-1.5707963267949) translate (40.361cm 1.641cm)">
            <text:p text:style-name="P10"><text:span text:style-name="T17">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2.54cm" svg:height="1.27cm" svg:x="36.551cm" svg:y="5.451cm">
            <text:p text:style-name="P2"><text:span text:style-name="T18">REQ</text:span></text:p>
            <draw:enhanced-geometry svg:viewBox="0 0 21600 21600" draw:type="rectangle" draw:enhanced-path="M 0 0 L 21600 0 21600 21600 0 21600 0 0 Z N"/>
          </draw:custom-shape>
        </draw:g>
        <draw:frame presentation:style-name="pr1" draw:text-style-name="P5" draw:layer="layout" svg:width="36.026cm" svg:height="4.626cm" svg:x="2.992cm" svg:y="2.095cm" presentation:class="title" presentation:user-transformed="true">
          <draw:text-box>
            <text:p text:style-name="P14"><text:span text:style-name="T7">Simulator</text:span></text:p>
          </draw:text-box>
        </draw:frame>
        <draw:frame presentation:style-name="pr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>...</text:p>
              </text:list-item>
            </text:list>
          </draw:text-box>
        </draw:frame>
        <anim:par presentation:node-type="timing-root">
          <anim:par smil:begin="id16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xml:id="id17" draw:id="id17">
        <office:forms form:automatic-focus="false" form:apply-design-mode="false"/>
        <draw:frame presentation:style-name="pr4" draw:text-style-name="P7" draw:layer="layout" svg:width="36.026cm" svg:height="4.626cm" svg:x="2.992cm" svg:y="2.095cm" presentation:class="title">
          <draw:text-box>
            <text:p text:style-name="P7"><text:span text:style-name="T13">fx-zero</text:span></text:p>
          </draw:text-box>
        </draw:frame>
        <draw:frame presentation:style-name="pr5" draw:text-style-name="P8" draw:layer="layout" svg:width="36.026cm" svg:height="18.289cm" svg:x="2.992cm" svg:y="7.475cm" presentation:class="subtitle" presentation:user-transformed="true">
          <draw:text-box>
            <text:p text:style-name="P8"><text:span text:style-name="T5">Components</text:span></text:p>
            <text:p text:style-name="P8"><text:span text:style-name="T14"/></text:p>
            <text:p text:style-name="P8"><text:span text:style-name="T14">Internal Details</text:span></text:p>
          </draw:text-box>
        </draw:frame>
        <anim:par presentation:node-type="timing-root">
          <anim:par smil:begin="id17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xml:id="id18" draw:id="id18">
        <office:forms form:automatic-focus="false" form:apply-design-mode="false"/>
        <draw:frame presentation:style-name="pr4" draw:text-style-name="P5" draw:layer="layout" svg:width="36.026cm" svg:height="4.626cm" svg:x="2.992cm" svg:y="2.095cm" presentation:class="title">
          <draw:text-box>
            <text:p><text:span text:style-name="T7">Server and Workers</text:span></text:p>
          </draw:text-box>
        </draw:frame>
        <draw:frame presentation:style-name="pr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6">On the server side there is the actual <text:span text:style-name="T8">server</text:span> sending requests to the order matching engine and receiving corresponding responses.</text:p>
              </text:list-item>
              <text:list-item>
                <text:p text:style-name="P6">For scalability the server is not directly connected with the OME (and the DB), but has a configurable amount of <text:span text:style-name="T8">workers</text:span> (with the proper connections) processing the requests of the clients (which are simply forwarded by the server).</text:p>
              </text:list-item>
              <text:list-item>
                <text:p text:style-name="P6">The workers are realized as threads but could easily be scaled up to processes.</text:p>
              </text:list-item>
            </text:list>
          </draw:text-box>
        </draw:frame>
        <anim:par presentation:node-type="timing-root">
          <anim:par smil:begin="id18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xml:id="id19" draw:id="id19">
        <office:forms form:automatic-focus="false" form:apply-design-mode="false"/>
        <draw:frame draw:style-name="gr2" draw:text-style-name="P2" draw:layer="layout" svg:width="39.219cm" svg:height="27.71cm" svg:x="0.991cm" svg:y="0.991cm">
          <draw:image xlink:href="../server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dissolve"/>
          </anim:par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xml:id="id20" draw:id="id20">
        <office:forms form:automatic-focus="false" form:apply-design-mode="false"/>
        <draw:frame presentation:style-name="pr4" draw:text-style-name="P5" draw:layer="layout" svg:width="36.026cm" svg:height="4.626cm" svg:x="2.992cm" svg:y="2.095cm" presentation:class="title">
          <draw:text-box>
            <text:p><text:span text:style-name="T7">Questions</text:span></text:p>
          </draw:text-box>
        </draw:frame>
        <draw:frame presentation:style-name="pr5" draw:text-style-name="P15" draw:layer="layout" svg:width="36.026cm" svg:height="18.289cm" svg:x="2.992cm" svg:y="7.475cm" presentation:class="subtitle">
          <draw:text-box>
            <text:p><text:span text:style-name="T19">?</text:span></text:p>
          </draw:text-box>
        </draw:frame>
        <anim:par presentation:node-type="timing-root">
          <anim:par smil:begin="id20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fo:font-family="Arial" style:font-family-generic="roman" style:font-pitch="variable" fo:font-size="42.2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0999984741211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68cm" svg:x="1cm" svg:y="2.636cm"/>
      <draw:page-thumbnail draw:layer="backgroundobjects" svg:width="9.294cm" svg:height="6.568cm" svg:x="1cm" svg:y="10.684cm"/>
      <draw:page-thumbnail draw:layer="backgroundobjects" svg:width="9.294cm" svg:height="6.568cm" svg:x="1cm" svg:y="18.732cm"/>
      <draw:page-thumbnail draw:layer="backgroundobjects" svg:width="9.294cm" svg:height="6.568cm" svg:x="11.295cm" svg:y="2.636cm"/>
      <draw:page-thumbnail draw:layer="backgroundobjects" svg:width="9.294cm" svg:height="6.568cm" svg:x="11.295cm" svg:y="10.684cm"/>
      <draw:page-thumbnail draw:layer="backgroundobjects" svg:width="9.294cm" svg:height="6.568cm" svg:x="11.295cm" svg:y="18.732cm"/>
    </style:handout-master>
    <style:master-page style:name="Default" style:page-layout-name="PM1" draw:style-name="Mdp1">
      <draw:frame presentation:style-name="Default-title" draw:layer="backgroundobjects" svg:width="36.026cm" svg:height="4.626cm" svg:x="2.992cm" svg:y="2.095cm" presentation:class="title" presentation:placeholder="true">
        <draw:text-box/>
      </draw:frame>
      <draw:frame presentation:style-name="Default-outline1" draw:layer="backgroundobjects" svg:width="36.026cm" svg:height="18.289cm" svg:x="2.992cm" svg:y="7.475cm" presentation:class="outline" presentation:placeholder="true">
        <draw:text-box/>
      </draw:frame>
      <draw:frame presentation:style-name="Mpr1" draw:text-style-name="MP1" draw:layer="backgroundobjects" svg:width="9.326cm" svg:height="1.911cm" svg:x="2.992cm" svg:y="26.2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688cm" svg:height="1.911cm" svg:x="14.681cm" svg:y="26.23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326cm" svg:height="1.911cm" svg:x="29.691cm" svg:y="26.23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10T16:47:11</meta:creation-date>
    <meta:editing-duration>PT4H44M45S</meta:editing-duration>
    <meta:editing-cycles>47</meta:editing-cycles>
    <dc:date>2012-01-11T00:38:26</dc:date>
    <meta:generator>LibreOffice/3.4$Linux LibreOffice_project/340m1$Build-402</meta:generator>
    <meta:document-statistic meta:object-count="137"/>
  </office:meta>
</office:document-meta>
</file>